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+mn-ea" svg:font-family="+mn-ea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4.892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4.892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6.892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3.503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4.807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4.807cm" fo:padding-top="0.127cm" fo:padding-bottom="0.127cm" fo:padding-left="0.254cm" fo:padding-right="0.254cm" fo:wrap-option="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6cm" fo:min-width="7.747cm" fo:padding-top="0.127cm" fo:padding-bottom="0.127cm" fo:padding-left="0.254cm" fo:padding-right="0.254cm" fo:wrap-option="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9cm" fo:min-width="13.096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P9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11" style:family="paragraph">
      <style:paragraph-properties fo:margin-left="0.599cm" fo:margin-right="0cm" fo:margin-top="0cm" fo:margin-bottom="0cm" fo:line-height="100%" fo:text-indent="-0.595cm" style:punctuation-wrap="simple" style:line-break="strict"/>
    </style:style>
    <style:style style:name="T1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color="#000000" style:text-position="0% 100%" style:font-name="Century Schoolbook" fo:font-size="72pt" fo:language="es" fo:country="ES" style:text-underline-style="solid" style:text-underline-width="auto" style:text-underline-color="font-color" fo:font-weight="bold" style:font-size-asian="72pt" style:language-asian="es" style:country-asian="ES" style:font-weight-asian="bold" style:font-size-complex="72pt" style:language-complex="es" style:country-complex="ES" style:font-weight-complex="bold"/>
    </style:style>
    <style:style style:name="T4" style:family="text">
      <style:text-properties fo:color="#000000" style:text-position="0% 100%" style:font-name="Century Schoolbook" fo:font-size="80pt" fo:language="es" fo:country="BO" fo:font-weight="bold" style:font-size-asian="80pt" style:language-asian="es" style:country-asian="BO" style:font-weight-asian="bold" style:font-size-complex="80pt" style:language-complex="es" style:country-complex="BO" style:font-weight-complex="bold"/>
    </style:style>
    <style:style style:name="T5" style:family="text">
      <style:text-properties fo:color="#000000" style:text-position="0% 100%" style:font-name="Century Schoolbook" fo:font-size="24pt" fo:language="es" fo:country="BO" fo:font-weight="bold" style:font-size-asian="24pt" style:language-asian="es" style:country-asian="BO" style:font-weight-asian="bold" style:font-size-complex="24pt" style:language-complex="es" style:country-complex="BO" style:font-weight-complex="bold"/>
    </style:style>
    <style:style style:name="T6" style:family="text">
      <style:text-properties fo:color="#000000" style:text-position="0% 100%" style:font-name="Century Schoolbook" fo:font-size="60pt" fo:language="es" fo:country="BO" fo:font-weight="bold" style:font-size-asian="60pt" style:language-asian="es" style:country-asian="BO" style:font-weight-asian="bold" style:font-size-complex="60pt" style:language-complex="es" style:country-complex="BO" style:font-weight-complex="bold"/>
    </style:style>
    <style:style style:name="T7" style:family="text">
      <style:text-properties fo:color="#000000" style:text-position="0% 100%" style:font-name="Century Schoolbook" fo:font-size="60pt" fo:language="es" fo:country="ES" fo:font-weight="bold" style:font-size-asian="60pt" style:language-asian="es" style:country-asian="ES" style:font-weight-asian="bold" style:font-size-complex="60pt" style:language-complex="es" style:country-complex="ES" style:font-weight-complex="bold"/>
    </style:style>
    <style:style style:name="T8" style:family="text">
      <style:text-properties fo:color="#000000" style:text-position="0% 100%" style:font-name="Century Schoolbook" fo:font-size="24pt" fo:language="es" fo:country="US" fo:font-weight="bold" style:font-size-asian="24pt" style:language-asian="es" style:country-asian="US" style:font-weight-asian="bold" style:font-size-complex="24pt" style:language-complex="es" style:country-complex="US" style:font-weight-complex="bold"/>
    </style:style>
    <style:style style:name="T9" style:family="text">
      <style:text-properties fo:color="#000000" style:text-position="0% 100%" style:font-name="Century Schoolbook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0" style:family="text">
      <style:text-properties fo:color="#000000" style:text-position="0% 100%" style:font-name="Arial" fo:font-size="20pt" fo:language="es" fo:country="ES" style:font-name-asian="Tahoma1" style:font-size-asian="20pt" style:language-asian="es" style:country-asian="ES" style:font-name-complex="Tahoma1" style:font-size-complex="20pt" style:language-complex="es" style:country-complex="ES"/>
    </style:style>
    <style:style style:name="T11" style:family="text">
      <style:text-properties fo:color="#000000" style:text-position="0% 100%" style:font-name="Calibri" fo:font-size="12pt" fo:language="es" fo:country="ES" style:font-name-asian="+mn-ea" style:font-size-asian="12pt" style:language-asian="es" style:country-asian="ES" style:font-name-complex="+mn-ea" style:font-size-complex="12pt" style:language-complex="es" style:country-complex="ES"/>
    </style:style>
    <style:style style:name="T12" style:family="text">
      <style:text-properties fo:color="#000000" style:text-position="0% 100%" style:font-name="Century Schoolbook" fo:font-size="66pt" fo:language="es" fo:country="US" fo:font-weight="bold" style:font-size-asian="66pt" style:language-asian="es" style:country-asian="US" style:font-weight-asian="bold" style:font-size-complex="66pt" style:language-complex="es" style:country-complex="US" style:font-weight-complex="bold"/>
    </style:style>
    <style:style style:name="T13" style:family="text">
      <style:text-properties style:text-position="0% 100%" style:font-name="Arial" fo:font-size="20pt" fo:language="es" fo:country="ES" style:font-name-asian="Tahoma1" style:font-size-asian="20pt" style:language-asian="es" style:country-asian="ES" style:font-name-complex="Tahoma1" style:font-size-complex="20pt" style:language-complex="es" style:country-complex="ES"/>
    </style:style>
    <style:style style:name="T14" style:family="text">
      <style:text-properties fo:color="#000000" style:text-position="0% 100%" style:font-name="Century Schoolbook" fo:font-size="66pt" fo:language="es" fo:country="BO" fo:font-weight="bold" style:font-size-asian="66pt" style:language-asian="es" style:country-asian="BO" style:font-weight-asian="bold" style:font-size-complex="66pt" style:language-complex="es" style:country-complex="BO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2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4" draw:layer="layout" svg:width="22.86cm" svg:height="4.586cm" svg:x="1.27cm" svg:y="7.232cm">
          <text:list text:style-name="L1">
            <text:list-header>
              <text:p text:style-name="P3"><text:span text:style-name="T3">AMOR DE JUBI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2.86cm" svg:height="3.175cm" svg:x="1.27cm" svg:y="7.126cm">
          <text:list text:style-name="L1">
            <text:list-header>
              <text:p text:style-name="P7"><text:span text:style-name="T4">SALE EL SOL POR LA MAÑANA OH DI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13.604cm" svg:height="1.403cm" svg:x="9.9cm" svg:y="16.523cm">
          <text:list text:style-name="L2">
            <text:list-item>
              <text:p text:style-name="P9"><text:span text:style-name="T5">Diciendo Hosa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4cm" svg:height="3.175cm" svg:x="0cm" svg:y="7.126cm">
          <text:list text:style-name="L1">
            <text:list-header>
              <text:p text:style-name="P7"><text:span text:style-name="T6">DICIENDO HOSANA</text:span><text:span text:style-name="T6"><text:line-break/></text:span><text:span text:style-name="T6">ME SOBRAN GANAS</text:span><text:span text:style-name="T6"><text:line-break/></text:span><text:span text:style-name="T6">DE GRITAR AL CIELO DE JUBILOO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3.604cm" svg:height="1.403cm" svg:x="9.9cm" svg:y="16.523cm">
          <text:list text:style-name="L2">
            <text:list-item>
              <text:p text:style-name="P9"><text:span text:style-name="T5">Sale el sol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3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Predeterminado">
        <draw:custom-shape draw:style-name="gr1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22.86cm" svg:height="3.175cm" svg:x="1.27cm" svg:y="7.126cm">
          <text:list text:style-name="L1">
            <text:list-header>
              <text:p text:style-name="P7"><text:span text:style-name="T4">SALE EL SOL POR LA MAÑANA OH DI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13.604cm" svg:height="1.403cm" svg:x="9.9cm" svg:y="16.523cm">
          <text:list text:style-name="L2">
            <text:list-item>
              <text:p text:style-name="P9"><text:span text:style-name="T5">Diciendo Hosa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4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Predeterminado"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25.4cm" svg:height="3.175cm" svg:x="0cm" svg:y="7.126cm">
          <text:list text:style-name="L1">
            <text:list-header>
              <text:p text:style-name="P7"><text:span text:style-name="T6">DICIENDO HOSANA</text:span><text:span text:style-name="T6"><text:line-break/></text:span><text:span text:style-name="T6">ME SOBRAN GANAS</text:span><text:span text:style-name="T6"><text:line-break/></text:span><text:span text:style-name="T6">DE GRITAR AL CIELO DE JUBILOO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17.4cm" svg:height="1.403cm" svg:x="6.099cm" svg:y="16.523cm">
          <text:list text:style-name="L2">
            <text:list-item>
              <text:p text:style-name="P9"><text:span text:style-name="T5">El amor de Cristo me llena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5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Predeterminado">
        <draw:custom-shape draw:style-name="gr1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4.011cm" svg:height="3.175cm" svg:x="0.595cm" svg:y="7.938cm">
          <text:list text:style-name="L1">
            <text:list-header>
              <text:p text:style-name="P7"><text:span text:style-name="T7">EL AMOR DE CRISTO ME LLENA</text:span><text:span text:style-name="T7"><text:line-break/></text:span><text:span text:style-name="T7">EL AMOR DE CRISTO TE LLENA</text:span><text:span text:style-name="T7"><text:line-break/></text:span><text:span text:style-name="T7">DE JUBILO</text:span><text:span text:style-name="T7"><text:line-break/></text:span><text:span text:style-name="T7">DE JUBI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12.061cm" svg:height="1.402cm" svg:x="12.347cm" svg:y="17.251cm">
          <text:list text:style-name="L2">
            <text:list-item>
              <text:p text:style-name="P9"><text:span text:style-name="T8">El amor de Cristo</text:span><text:span text:style-name="T9"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6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0">VERSO 1</text:span></text:p>
                </text:list-header>
              </text:list>
            </draw:text-box>
          </draw:frame>
          <draw:custom-shape draw:style-name="gr20" draw:text-style-name="P2" draw:layer="layout" svg:width="8.255cm" svg:height="1.27cm" svg:x="10.791cm" svg:y="24.126cm">
            <text:list text:style-name="L1">
              <text:list-header>
                <text:p text:style-name="P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>
        <draw:custom-shape draw:style-name="gr2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8" draw:layer="layout" svg:width="24.011cm" svg:height="3.175cm" svg:x="0.595cm" svg:y="7.938cm">
          <text:list text:style-name="L1">
            <text:list-header>
              <text:p text:style-name="P7"><text:span text:style-name="T7">EL AMOR DE CRISTO ME LLENA</text:span><text:span text:style-name="T7"><text:line-break/></text:span><text:span text:style-name="T7">EL AMOR DE CRISTO TE LLENA</text:span><text:span text:style-name="T7"><text:line-break/></text:span><text:span text:style-name="T7">DE JUBILO</text:span><text:span text:style-name="T7"><text:line-break/></text:span><text:span text:style-name="T7">DE JUBI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draw:layer="layout" svg:width="12.061cm" svg:height="1.402cm" svg:x="12.347cm" svg:y="17.251cm">
          <text:list text:style-name="L1">
            <text:list-header>
              <text:p text:style-name="P9"><text:span text:style-name="T8">Cuando Dios</text:span><text:span text:style-name="T9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0">VERSO 1</text:span></text:p>
                </text:list-header>
              </text:list>
            </draw:text-box>
          </draw:frame>
          <draw:custom-shape draw:style-name="gr24" draw:text-style-name="P2" draw:layer="layout" svg:width="8.255cm" svg:height="1.27cm" svg:x="10.791cm" svg:y="24.126cm">
            <text:list text:style-name="L1">
              <text:list-header>
                <text:p text:style-name="P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>
        <draw:custom-shape draw:style-name="gr2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22.86cm" svg:height="3.175cm" svg:x="1.27cm" svg:y="7.938cm">
          <text:list text:style-name="L1">
            <text:list-header>
              <text:p text:style-name="P7"><text:span text:style-name="T12">CUANDO DIOS ENTRA EN ESCENA TODO EL VACIO LO LLE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0" draw:layer="layout" svg:width="15.315cm" svg:height="1.403cm" svg:x="8.299cm" svg:y="17.052cm">
          <text:list text:style-name="L2">
            <text:list-item>
              <text:p text:style-name="P9"><text:span text:style-name="T8">Gozo real </text:span><text:span text:style-name="T9"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3">VERSO 2</text:span></text:p>
                </text:list-header>
              </text:list>
            </draw:text-box>
          </draw:frame>
          <draw:custom-shape draw:style-name="gr28" draw:text-style-name="P2" draw:layer="layout" svg:width="8.255cm" svg:height="1.27cm" svg:x="10.791cm" svg:y="24.126cm">
            <text:list text:style-name="L1">
              <text:list-header>
                <text:p text:style-name="P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>
        <draw:custom-shape draw:style-name="gr2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8" draw:layer="layout" svg:width="22.86cm" svg:height="3.175cm" svg:x="1.27cm" svg:y="7.126cm">
          <text:list text:style-name="L1">
            <text:list-header>
              <text:p text:style-name="P7"><text:span text:style-name="T12">GOZO </text:span><text:span text:style-name="T14">R</text:span><text:span text:style-name="T12">EAL CORRE</text:span><text:span text:style-name="T14"> </text:span><text:span text:style-name="T12">POR TUS VENAS Y DESAPARECEN LAS PE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13.604cm" svg:height="1.403cm" svg:x="9.9cm" svg:y="16.523cm">
          <text:list text:style-name="L2">
            <text:list-item>
              <text:p text:style-name="P9"><text:span text:style-name="T8">Cuando Dios entra</text:span><text:span text:style-name="T5"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9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Predeterminado">
        <draw:custom-shape draw:style-name="gr3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22.86cm" svg:height="3.175cm" svg:x="1.27cm" svg:y="7.938cm">
          <text:list text:style-name="L1">
            <text:list-header>
              <text:p text:style-name="P7"><text:span text:style-name="T12">CUANDO DIOS ENTRA EN ESCENA TODO EL VACIO LO LLE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0" draw:layer="layout" svg:width="15.315cm" svg:height="1.403cm" svg:x="8.299cm" svg:y="17.052cm">
          <text:list text:style-name="L2">
            <text:list-item>
              <text:p text:style-name="P9"><text:span text:style-name="T8">Gozo real </text:span><text:span text:style-name="T9"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10" presentation:class="page"/>
          <draw:frame presentation:style-name="pr2" draw:text-style-name="P5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11"><text:span text:style-name="T13">VERSO 2</text:span></text:p>
                </text:list-header>
              </text:list>
            </draw:text-box>
          </draw:frame>
          <draw:custom-shape draw:style-name="gr35" draw:text-style-name="P2" draw:layer="layout" svg:width="8.255cm" svg:height="1.27cm" svg:x="10.791cm" svg:y="24.126cm">
            <text:list text:style-name="L1">
              <text:list-header>
                <text:p text:style-name="P1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>
        <draw:custom-shape draw:style-name="gr3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8" draw:layer="layout" svg:width="22.86cm" svg:height="3.175cm" svg:x="1.27cm" svg:y="7.126cm">
          <text:list text:style-name="L1">
            <text:list-header>
              <text:p text:style-name="P7"><text:span text:style-name="T12">GOZO </text:span><text:span text:style-name="T14">R</text:span><text:span text:style-name="T12">EAL CORRE</text:span><text:span text:style-name="T14"> </text:span><text:span text:style-name="T12">POR TUS VENAS Y DESAPARECEN LAS PE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0" draw:layer="layout" svg:width="13.604cm" svg:height="1.403cm" svg:x="9.9cm" svg:y="16.523cm">
          <text:list text:style-name="L2">
            <text:list-item>
              <text:p text:style-name="P9"><text:span text:style-name="T8">FI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+mn-ea" svg:font-family="+mn-ea" style:font-pitch="variable"/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2f2f2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entury Schoolbook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6-01-24T20:12:27</dc:date>
    <meta:editing-cycles>117</meta:editing-cycles>
    <meta:editing-duration>P1DT20M</meta:editing-duration>
    <meta:document-statistic meta:object-count="82"/>
    <meta:generator>LibreOffice/6.4.1.2$Linux_x86 LibreOffice_project/40$Build-2</meta:generator>
    <meta:user-defined meta:name="AppVersion">16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